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font-name="Times New Roman"/>
    </style:style>
    <style:style style:name="T3" style:parent-style-name="Policepardéfaut" style:family="text">
      <style:text-properties style:font-name="Times New Roman"/>
    </style:style>
    <style:style style:name="T4" style:parent-style-name="Policepardéfaut" style:family="text">
      <style:text-properties style:font-name="Times New Roman"/>
    </style:style>
    <style:style style:name="T5" style:parent-style-name="Policepardéfaut" style:family="text">
      <style:text-properties style:font-name="Times New Roman"/>
    </style:style>
    <style:style style:name="T6" style:parent-style-name="Policepardéfaut" style:family="text">
      <style:text-properties style:font-name="Times New Roman"/>
    </style:style>
    <style:style style:name="T7" style:parent-style-name="Policepardéfaut" style:family="text">
      <style:text-properties style:font-name="Times New Roman"/>
    </style:style>
    <style:style style:name="T8" style:parent-style-name="Policepardéfaut" style:family="text">
      <style:text-properties style:font-name="Times New Roman"/>
    </style:style>
  </office:automatic-styles>
  <office:body>
    <office:text text:use-soft-page-breaks="true">
      <text:p text:style-name="P1"><text:span text:style-name="T2">Bonjour madame, monsieur,</text:span><text:span text:style-name="T3"><text:line-break/></text:span><text:span text:style-name="T4"><text:line-break/>Je prends contact avec vous dans le cadre de mon TIPE (Travail d'Initiative Personnelle Encadré), un dossier à constituer sur deux ans et à présenter aux concours des grandes écoles d'ingénieurs. J'ai choisi de me concentrer sur les dispositifs d'absorption sonore, en particulier le contrôle actif du bruit.<text:s/></text:span><text:span text:style-name="T5"><text:line-break/>Lors de mes recherches sur le sujet, votre entreprise m'est apparue comme très intéressante et pertinente pour mon projet, plus particulièrement vos services d’acoustique industrielle. Serait-il possible de poser quelques questions à un ingénieur de ce domaine ?<text:s/></text:span><text:span text:style-name="T6"><text:line-break/></text:span><text:span text:style-name="T7"><text:line-break/>Je me tiens à votre disposition concernant toute question supplémentaire et vous remercie d'avance pour votre réponse,<text:s/></text:span><text:span text:style-name="T8"><text:line-break/>Respectueusement,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thilde Paya (Student at CentraleSupelec)</dc:creator>
    <meta:creation-date>2021-09-02T17:32:00Z</meta:creation-date>
    <dc:date>2023-12-02T11:30:00Z</dc:date>
    <meta:template xlink:href="Normal" xlink:type="simple"/>
    <meta:editing-cycles>2</meta:editing-cycles>
    <meta:editing-duration>PT0S</meta:editing-duration>
    <meta:document-statistic meta:page-count="1" meta:paragraph-count="1" meta:word-count="113" meta:character-count="739" meta:row-count="5" meta:non-whitespace-character-count="627"/>
  </office:meta>
</office:document-meta>
</file>